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96cm"/>
    </style:style>
    <style:style style:name="co2" style:family="table-column">
      <style:table-column-properties fo:break-before="auto" style:column-width="33.211cm"/>
    </style:style>
    <style:style style:name="co3" style:family="table-column">
      <style:table-column-properties fo:break-before="auto" style:column-width="7.424cm"/>
    </style:style>
    <style:style style:name="co4" style:family="table-column">
      <style:table-column-properties fo:break-before="auto" style:column-width="2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10pt" fo:font-style="normal" fo:text-shadow="none" style:text-underline-style="none" fo:font-weight="bold" style:font-size-asian="10pt" style:font-style-asian="normal" style:font-weight-asian="bold" style:font-name-complex="Calibri (Body)" style:font-size-complex="10pt" style:font-style-complex="normal" style:font-weight-complex="bold"/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0pt" style:font-size-asian="10pt" style:font-size-complex="10pt"/>
    </style:style>
    <style:style style:name="ce1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Excel_20_Built-in_20_Hyperlink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Excel_20_Built-in_20_Hyperlink" style:data-style-name="N0">
      <style:table-cell-properties fo:background-color="#50938a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Excel_20_Built-in_20_Hyperlink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>
      <style:table-cell-properties fo:background-color="transparent" style:rotation-align="none"/>
      <style:text-properties fo:color="#729fcf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fo:background-color="transparent" style:rotation-align="none" style:vertical-align="automatic"/>
      <style:text-properties fo:color="#729fcf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Excel_20_Built-in_20_Hyperlink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Excel_20_Built-in_20_Hyperlink" style:data-style-name="N0">
      <style:table-cell-properties fo:background-color="#2a60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729fcf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61" table:default-cell-style-name="ce10"/>
        <table:table-row table:style-name="ro1">
          <table:table-cell/>
          <table:table-cell table:style-name="ce1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1">
          <table:table-cell/>
          <table:table-cell table:style-name="ce14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11" office:value-type="string" calcext:value-type="string">
            <text:p>Topic:</text:p>
          </table:table-cell>
          <table:table-cell table:style-name="ce11" office:value-type="string" calcext:value-type="string">
            <text:p>Problem: </text:p>
          </table:table-cell>
          <table:table-cell table:style-name="ce20" office:value-type="string" calcext:value-type="string">
            <text:p>Done [yes or no] 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8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merge-intervals/" xlink:type="simple">Merge Interval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/>
          <table:table-cell table:style-name="ce17"/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/>
          <table:table-cell table:style-name="ce17"/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8" office:value-type="string" calcext:value-type="string">
            <text:p>K-th Element of Two Sorted Arrays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8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12"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leetcode.com/problems/reverse-string/" xlink:type="simple">Reverse a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7" office:value-type="string" calcext:value-type="string">
            <text:p>Why strings are immutable in Java?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9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8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8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8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8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`</text:p>
          </table:table-cell>
          <table:table-cell table:number-columns-repeated="62"/>
        </table:table-row>
        <table:table-row table:style-name="ro1">
          <table:table-cell table:style-name="ce12"/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Search a Word in a 2D Grid of characters.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AGGRCOW/" xlink:type="simple">Aggressive cow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EKO/" xlink:type="simple">EKOSPOJ: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PRATA/" xlink:type="simple">ROTI-Prata SPOJ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ANARC05B/" xlink:type="simple">DoubleHelix SPOJ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8" office:value-type="string" calcext:value-type="string">
            <text:p><text:a xlink:href="https://www.spoj.com/problems/SUBSUMS/" xlink:type="simple">Subset Sum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8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8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8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8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8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8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25" office:value-type="string" calcext:value-type="string">
            <text:p>Can we reverse a linked list in less than O(n) ?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27" office:value-type="string" calcext:value-type="string">
            <text:p>Why Quicksort is preferred for. Arrays and Merge Sort for LinkedLists ?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8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8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8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8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8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8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8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8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8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8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8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 table:style-name="ce12"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4" office:value-type="string" calcext:value-type="string">
            <text:p>Binary Search Trees</text:p>
          </table:table-cell>
          <table:table-cell table:style-name="ce18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Binary Search Trees</text:p>
          </table:table-cell>
          <table:table-cell table:style-name="ce18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Binary Search Trees</text:p>
          </table:table-cell>
          <table:table-cell table:style-name="ce18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Binary Search Trees</text:p>
          </table:table-cell>
          <table:table-cell table:style-name="ce18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Binary Search Trees</text:p>
          </table:table-cell>
          <table:table-cell table:style-name="ce18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Binary Search Trees</text:p>
          </table:table-cell>
          <table:table-cell table:style-name="ce18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Binary Search Trees</text:p>
          </table:table-cell>
          <table:table-cell table:style-name="ce18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Binary Search Trees</text:p>
          </table:table-cell>
          <table:table-cell table:style-name="ce18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Binary Search Trees</text:p>
          </table:table-cell>
          <table:table-cell table:style-name="ce18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Binary Search Trees</text:p>
          </table:table-cell>
          <table:table-cell table:style-name="ce18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Binary Search Trees</text:p>
          </table:table-cell>
          <table:table-cell table:style-name="ce18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Binary Search Trees</text:p>
          </table:table-cell>
          <table:table-cell table:style-name="ce18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Binary Search Trees</text:p>
          </table:table-cell>
          <table:table-cell table:style-name="ce18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Binary Search Trees</text:p>
          </table:table-cell>
          <table:table-cell table:style-name="ce18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Binary Search Trees</text:p>
          </table:table-cell>
          <table:table-cell table:style-name="ce18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Binary Search Trees</text:p>
          </table:table-cell>
          <table:table-cell table:style-name="ce18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Binary Search Trees</text:p>
          </table:table-cell>
          <table:table-cell table:style-name="ce18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Binary Search Trees</text:p>
          </table:table-cell>
          <table:table-cell table:style-name="ce18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Binary Search Trees</text:p>
          </table:table-cell>
          <table:table-cell table:style-name="ce18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Binary Search Trees</text:p>
          </table:table-cell>
          <table:table-cell table:style-name="ce18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Binary Search Trees</text:p>
          </table:table-cell>
          <table:table-cell table:style-name="ce18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4" office:value-type="string" calcext:value-type="string">
            <text:p>Greedy</text:p>
          </table:table-cell>
          <table:table-cell table:style-name="ce18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reedy</text:p>
          </table:table-cell>
          <table:table-cell table:style-name="ce18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reedy</text:p>
          </table:table-cell>
          <table:table-cell table:style-name="ce18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reedy</text:p>
          </table:table-cell>
          <table:table-cell table:style-name="ce18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reedy</text:p>
          </table:table-cell>
          <table:table-cell table:style-name="ce18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reedy</text:p>
          </table:table-cell>
          <table:table-cell table:style-name="ce18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reedy</text:p>
          </table:table-cell>
          <table:table-cell table:style-name="ce18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reedy</text:p>
          </table:table-cell>
          <table:table-cell table:style-name="ce18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reedy</text:p>
          </table:table-cell>
          <table:table-cell table:style-name="ce18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reedy</text:p>
          </table:table-cell>
          <table:table-cell table:style-name="ce18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reedy</text:p>
          </table:table-cell>
          <table:table-cell table:style-name="ce18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reedy</text:p>
          </table:table-cell>
          <table:table-cell table:style-name="ce18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reedy</text:p>
          </table:table-cell>
          <table:table-cell table:style-name="ce18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reedy</text:p>
          </table:table-cell>
          <table:table-cell table:style-name="ce18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reedy</text:p>
          </table:table-cell>
          <table:table-cell table:style-name="ce18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reedy</text:p>
          </table:table-cell>
          <table:table-cell table:style-name="ce18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reedy</text:p>
          </table:table-cell>
          <table:table-cell table:style-name="ce18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reedy</text:p>
          </table:table-cell>
          <table:table-cell table:style-name="ce18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reedy</text:p>
          </table:table-cell>
          <table:table-cell table:style-name="ce18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reedy</text:p>
          </table:table-cell>
          <table:table-cell table:style-name="ce18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reedy</text:p>
          </table:table-cell>
          <table:table-cell table:style-name="ce18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reedy</text:p>
          </table:table-cell>
          <table:table-cell table:style-name="ce18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reedy</text:p>
          </table:table-cell>
          <table:table-cell table:style-name="ce18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reedy</text:p>
          </table:table-cell>
          <table:table-cell table:style-name="ce18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reedy</text:p>
          </table:table-cell>
          <table:table-cell table:style-name="ce18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reedy</text:p>
          </table:table-cell>
          <table:table-cell table:style-name="ce18" office:value-type="string" calcext:value-type="string">
            <text:p><text:a xlink:href="https://www.spoj.com/problems/DIEHARD/" xlink:type="simple">DIEHARD -DIE HAR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reedy</text:p>
          </table:table-cell>
          <table:table-cell table:style-name="ce18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reedy</text:p>
          </table:table-cell>
          <table:table-cell table:style-name="ce18" office:value-type="string" calcext:value-type="string">
            <text:p><text:a xlink:href="https://www.spoj.com/problems/GCJ101BB/" xlink:type="simple">Picking Up Chick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reedy</text:p>
          </table:table-cell>
          <table:table-cell table:style-name="ce18" office:value-type="string" calcext:value-type="string">
            <text:p><text:a xlink:href="https://www.spoj.com/problems/CHOCOLA/" xlink:type="simple">CHOCOLA –Chocolat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reedy</text:p>
          </table:table-cell>
          <table:table-cell table:style-name="ce18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reedy</text:p>
          </table:table-cell>
          <table:table-cell table:style-name="ce18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reedy</text:p>
          </table:table-cell>
          <table:table-cell table:style-name="ce18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reedy</text:p>
          </table:table-cell>
          <table:table-cell table:style-name="ce18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reedy</text:p>
          </table:table-cell>
          <table:table-cell table:style-name="ce18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reedy</text:p>
          </table:table-cell>
          <table:table-cell table:style-name="ce18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8" office:value-type="string" calcext:value-type="string">
            <text:p><text:a xlink:href="https://www.geeksforgeeks.org/tug-of-war/" xlink:type="simple">Tug of Wa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8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8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8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8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8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8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8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8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8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8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8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8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8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8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8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8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8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8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8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8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8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8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8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8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8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8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8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8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8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8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8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8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8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8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8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8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8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8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8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8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8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8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8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8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31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8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8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8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8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8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8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8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8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8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flood-fill/" xlink:type="simple">flood fill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clone-graph/" xlink:type="simple">Clone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word-ladder/" xlink:type="simple">word Ladder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8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30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8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30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8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8" office:value-type="string" calcext:value-type="string">
            <text:p><text:a xlink:href="https://www.geeksforgeeks.org/bridge-in-a-graph/" xlink:type="simple">Find bridge in a graph</text:a>(Tarjan Algorithm)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8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30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30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30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30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30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30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30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30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30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30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30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30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30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8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8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8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8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8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8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8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8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8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8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29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8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104809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2">
        <table:table-column table:style-name="co5" table:default-cell-style-name="Default"/>
        <table:table-row table:style-name="ro2">
          <table:table-cell/>
        </table:table-row>
      </table:table>
      <table:table table:name="Sheet4" table:style-name="ta2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1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12P0"/>
    </number:currency-style>
    <number:currency-style style:name="N11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1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13P0"/>
    </number:currency-style>
    <number:currency-style style:name="N11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1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15P0"/>
    </number:currency-style>
    <number:currency-style style:name="N11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1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16P0"/>
    </number:currency-style>
    <number:date-style style:name="N117">
      <number:month/>
      <number:text>/</number:text>
      <number:day/>
      <number:text>/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09:12:22.0695053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Office User</meta:initial-creator>
    <meta:creation-date>2020-10-14T11:36:56</meta:creation-date>
    <dc:date>2021-05-10T20:36:58.627253828</dc:date>
    <meta:generator>LibreOffice/6.4.6.2$Linux_X86_64 LibreOffice_project/40$Build-2</meta:generator>
    <meta:editing-duration>P5DT11H51M</meta:editing-duration>
    <meta:editing-cycles>36</meta:editing-cycles>
    <meta:document-statistic meta:table-count="4" meta:cell-count="134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